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4019" officeooo:paragraph-rsid="000c4019"/>
    </style:style>
    <style:style style:name="T1" style:family="text">
      <style:text-properties officeooo:rsid="000d29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wtrw<text:span text:style-name="T1">fgsg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8:37:11.571143481</meta:creation-date>
    <dc:date>2018-07-02T19:45:07.596396862</dc:date>
    <meta:editing-duration>PT31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1" meta:word-count="1" meta:character-count="11" meta:non-whitespace-character-count="11"/>
  </office:meta>
</office:document-meta>
</file>